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6" calcext:value-type="date">
            <text:p>2025-03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56" calcext:value-type="float">
            <text:p>56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33333333333333" calcext:value-type="float">
            <text:p>2.33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9:24:29.249842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19T19:25:39.516146677</dc:date>
    <meta:editing-duration>PT22M48S</meta:editing-duration>
    <meta:editing-cycles>26</meta:editing-cycles>
    <meta:generator>LibreOffice/24.8.5.2$Linux_X86_64 LibreOffice_project/27b361b745d0ea8f99bc93dfcb7a39098dfa5fff</meta:generator>
    <meta:document-statistic meta:table-count="1" meta:cell-count="180" meta:object-count="0"/>
  </office:meta>
</office:document-meta>
</file>